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usic, Movies and Hints</text:p>
          </table:table-cell>
          <table:table-cell office:value-type="string">
            <text:p>2DA Files</text:p>
          </table:table-cell>
          <table:table-cell office:value-type="string">
            <text:p>all levels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fluence Gained says T3-M4 instead of Zaalbar</text:p>
          </table:table-cell>
          <table:table-cell office:value-type="string">
            <text:p>Unknown ATM</text:p>
          </table:table-cell>
          <table:table-cell office:value-type="string">
            <text:p>tar_m0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hree Czerka Employees do not run when the emitters are disabled</text:p>
          </table:table-cell>
          <table:table-cell office:value-type="string">
            <text:p>Script Issues</text:p>
          </table:table-cell>
          <table:table-cell office:value-type="string">
            <text:p>kas_m24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26/11/2024</text:date>, <text:time>00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5M6S</meta:editing-duration>
    <meta:editing-cycles>89</meta:editing-cycles>
    <meta:generator>OpenOffice/4.1.14$Win32 OpenOffice.org_project/4114m1$Build-9811</meta:generator>
    <dc:date>2024-11-26T00:27:29.26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